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2.9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fo:min-height="0.512cm" fo:min-width="2.0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 fo:font-size="11pt" style:font-size-asian="11pt" style:font-size-complex="11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style:font-name="Courier New" fo:font-size="11pt" style:font-size-asian="11pt" style:font-size-complex="11pt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0.762cm" svg:x="2.27cm" svg:y="2.397cm">
          <text:p text:style-name="P1"><text:span text:style-name="T1">@katyper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2.27cm" svg:y="3.152cm">
          <text:p text:style-name="P1"><text:span text:style-name="T1">@rihann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2.275cm" svg:y="3.907cm">
          <text:p text:style-name="P1"><text:span text:style-name="T1">@Cristia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762cm" svg:x="2.275cm" svg:y="4.662cm">
          <text:p text:style-name="P1"><text:span text:style-name="T1">@TheEllenShow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739cm" svg:height="0.725cm" svg:x="1.648cm" svg:y="2.366cm">
          <draw:text-box>
            <text:p text:style-name="P3"><text:span text:style-name="T2">0</text:span></text:p>
          </draw:text-box>
        </draw:frame>
        <draw:frame draw:style-name="gr2" draw:text-style-name="P4" draw:layer="layout" svg:width="0.739cm" svg:height="0.725cm" svg:x="1.624cm" svg:y="3.172cm">
          <draw:text-box>
            <text:p text:style-name="P3"><text:span text:style-name="T2">1</text:span></text:p>
          </draw:text-box>
        </draw:frame>
        <draw:frame draw:style-name="gr2" draw:text-style-name="P4" draw:layer="layout" svg:width="0.739cm" svg:height="0.725cm" svg:x="1.61cm" svg:y="3.963cm">
          <draw:text-box>
            <text:p text:style-name="P3"><text:span text:style-name="T2">2</text:span></text:p>
          </draw:text-box>
        </draw:frame>
        <draw:frame draw:style-name="gr2" draw:text-style-name="P4" draw:layer="layout" svg:width="0.739cm" svg:height="0.725cm" svg:x="1.616cm" svg:y="4.734cm">
          <draw:text-box>
            <text:p text:style-name="P3"><text:span text:style-name="T2">3</text:span></text:p>
          </draw:text-box>
        </draw:frame>
        <draw:custom-shape draw:style-name="gr3" draw:text-style-name="P5" draw:layer="layout" svg:width="2.561cm" svg:height="0.762cm" svg:x="7.325cm" svg:y="1.997cm">
          <text:p text:style-name="P1"><text:span text:style-name="T1">1526.7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61cm" svg:height="0.762cm" svg:x="7.325cm" svg:y="2.752cm">
          <text:p text:style-name="P1"><text:span text:style-name="T1">98774.9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61cm" svg:height="0.762cm" svg:x="7.314cm" svg:y="3.507cm">
          <text:p text:style-name="P1"><text:span text:style-name="T1">1000000.0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61cm" svg:height="0.762cm" svg:x="7.314cm" svg:y="4.262cm">
          <text:p text:style-name="P1"><text:span text:style-name="T1">4963.1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689cm" svg:height="0.725cm" svg:x="6.745cm" svg:y="1.966cm">
          <draw:text-box>
            <text:p text:style-name="P3"><text:span text:style-name="T2">0</text:span></text:p>
          </draw:text-box>
        </draw:frame>
        <draw:frame draw:style-name="gr4" draw:text-style-name="P4" draw:layer="layout" svg:width="0.689cm" svg:height="0.725cm" svg:x="6.723cm" svg:y="2.772cm">
          <draw:text-box>
            <text:p text:style-name="P3"><text:span text:style-name="T2">1</text:span></text:p>
          </draw:text-box>
        </draw:frame>
        <draw:frame draw:style-name="gr4" draw:text-style-name="P4" draw:layer="layout" svg:width="0.689cm" svg:height="0.725cm" svg:x="6.71cm" svg:y="3.563cm">
          <draw:text-box>
            <text:p text:style-name="P3"><text:span text:style-name="T2">2</text:span></text:p>
          </draw:text-box>
        </draw:frame>
        <draw:frame draw:style-name="gr5" draw:text-style-name="P4" draw:layer="layout" svg:width="0.688cm" svg:height="0.725cm" svg:x="6.716cm" svg:y="4.349cm">
          <draw:text-box>
            <text:p text:style-name="P3"><text:span text:style-name="T2">3</text:span></text:p>
          </draw:text-box>
        </draw:frame>
        <draw:custom-shape draw:style-name="gr3" draw:text-style-name="P5" draw:layer="layout" svg:width="2.561cm" svg:height="0.762cm" svg:x="7.314cm" svg:y="5.012cm">
          <text:p text:style-name="P1"><text:span text:style-name="T1">123.19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688cm" svg:height="0.725cm" svg:x="6.716cm" svg:y="5.099cm">
          <draw:text-box>
            <text:p text:style-name="P3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09-08T21:01:19.064298322</dc:date>
    <meta:editing-duration>PT23M34S</meta:editing-duration>
    <meta:editing-cycles>4</meta:editing-cycles>
    <meta:generator>LibreOffice/6.0.7.3$Linux_X86_64 LibreOffice_project/00m0$Build-3</meta:generator>
    <meta:document-statistic meta:object-count="18"/>
  </office:meta>
</office:document-meta>
</file>